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0977836082513514" text:style-name="L1">
        <text:list-item>
          <text:p text:style-name="P1"><text:span text:style-name="Strong_20_Emphasis">Create CircleCI Configuration</text:span>:</text:p>
        </text:list-item>
      </text:list>
      <text:list xml:id="list8795190822002957262" text:style-name="L2">
        <text:list-item>
          <text:p text:style-name="P2">Create a <text:span text:style-name="Source_20_Text">.circleci/config.yml</text:span> file in your repository.</text:p>
        </text:list-item>
      </text:list>
      <text:list xml:id="list497024634134033508" text:style-name="L3">
        <text:list-item>
          <text:p text:style-name="P3"><text:span text:style-name="Strong_20_Emphasis">Define the Configuration</text:span>:</text:p>
        </text:list-item>
      </text:list>
      <text:p text:style-name="P4">yaml:</text:p>
      <text:p text:style-name="Text_20_body">version: 2.1</text:p>
      <text:p text:style-name="Text_20_body"/>
      <text:p text:style-name="Text_20_body">jobs:</text:p>
      <text:p text:style-name="Text_20_body"><text:s text:c="2"/>test:</text:p>
      <text:p text:style-name="Text_20_body"><text:s text:c="4"/>docker:</text:p>
      <text:p text:style-name="Text_20_body"><text:s text:c="6"/>- image: circleci/python:3.8</text:p>
      <text:p text:style-name="Text_20_body"><text:s text:c="4"/>steps:</text:p>
      <text:p text:style-name="Text_20_body"><text:s text:c="6"/>- checkout</text:p>
      <text:p text:style-name="Text_20_body"><text:s text:c="6"/>- run:</text:p>
      <text:p text:style-name="Text_20_body"><text:s text:c="10"/>name: Install dependencies</text:p>
      <text:p text:style-name="Text_20_body"><text:s text:c="10"/>command: |</text:p>
      <text:p text:style-name="Text_20_body"><text:s text:c="12"/>python -m pip install --upgrade pip</text:p>
      <text:p text:style-name="Text_20_body"><text:s text:c="12"/>pip install -r api_testing/requirements.txt</text:p>
      <text:p text:style-name="Text_20_body"><text:s text:c="6"/>- run:</text:p>
      <text:p text:style-name="Text_20_body"><text:s text:c="10"/>name: Run tests</text:p>
      <text:p text:style-name="Text_20_body"><text:s text:c="10"/>command: |</text:p>
      <text:p text:style-name="Text_20_body"><text:s text:c="12"/>export API_BASE_URL="https://api.example.com"</text:p>
      <text:p text:style-name="Text_20_body"><text:s text:c="12"/>export ADMIN_TOKEN="your_admin_token"</text:p>
      <text:p text:style-name="Text_20_body"><text:s text:c="12"/>export USER1_TOKEN="your_user1_token"</text:p>
      <text:p text:style-name="Text_20_body"><text:s text:c="12"/>export USER2_TOKEN="your_user2_token"</text:p>
      <text:p text:style-name="Text_20_body"><text:s text:c="12"/>python api_testing/run_tests.py</text:p>
      <text:p text:style-name="Text_20_body"/>
      <text:p text:style-name="Text_20_body">workflows:</text:p>
      <text:p text:style-name="Text_20_body"><text:s text:c="2"/>version: 2</text:p>
      <text:p text:style-name="Text_20_body"><text:s text:c="2"/>test:</text:p>
      <text:p text:style-name="Text_20_body"><text:s text:c="4"/>jobs:</text:p>
      <text:p text:style-name="Text_20_body"><text:s text:c="6"/>- test</text:p>
      <text:p text:style-name="Text_20_body"/>
      <text:p text:style-name="Standard">Push the Configuration:</text:p>
      <text:p text:style-name="Standard">sh</text:p>
      <text:p text:style-name="Standard"/>
      <text:p text:style-name="Standard">git add .circleci/config.yml</text:p>
      <text:p text:style-name="Standard">git commit -m "Add CircleCI configuration"</text:p>
      <text:p text:style-name="Standard">git push origin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formation Governance</meta:initial-creator>
    <meta:creation-date>2024-07-27T13:30:17.30</meta:creation-date>
    <meta:document-statistic meta:table-count="0" meta:image-count="0" meta:object-count="0" meta:page-count="1" meta:paragraph-count="34" meta:word-count="87" meta:character-count="851"/>
    <dc:date>2024-07-27T13:35:02.84</dc:date>
    <dc:creator>Information Governance</dc:creator>
    <meta:editing-duration>PT4M46S</meta:editing-duration>
    <meta:editing-cycles>1</meta:editing-cycles>
    <meta:generator>OpenOffice/4.1.15$Win32 OpenOffice.org_project/4115m2$Build-9813</meta:generator>
  </office:meta>
</office:document-meta>
</file>